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CEC000009B10DB262C2.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justify" draw:textarea-vertical-align="middle" draw:auto-grow-height="false" draw:shadow="visible"/>
    </style:style>
    <style:style style:name="gr4" style:family="graphic" style:parent-style-name="standard">
      <style:graphic-properties draw:textarea-horizontal-align="left" draw:textarea-vertical-align="top" draw:auto-grow-height="false" draw:shadow="visible"/>
    </style:style>
    <style:style style:name="gr5" style:family="graphic" style:parent-style-name="standard">
      <style:graphic-properties draw:textarea-horizontal-align="left" draw:textarea-vertical-align="top" draw:auto-grow-height="false" draw:shadow="hidden"/>
    </style:style>
    <style:style style:name="pr1" style:family="presentation" style:parent-style-name="Inspiration-title">
      <style:graphic-properties draw:auto-grow-height="true" fo:min-height="1.8cm"/>
    </style:style>
    <style:style style:name="pr2" style:family="presentation" style:parent-style-name="Inspiration-outline1">
      <style:graphic-properties fo:min-height="11.93cm"/>
    </style:style>
    <style:style style:name="pr3" style:family="presentation" style:parent-style-name="Inspiration-notes">
      <style:graphic-properties draw:fill-color="#ffffff" draw:auto-grow-height="true" fo:min-height="12.572cm"/>
    </style:style>
    <style:style style:name="pr4" style:family="presentation" style:parent-style-name="Inspiration-title">
      <style:graphic-properties fo:min-height="1.8cm"/>
    </style:style>
    <style:style style:name="pr5" style:family="presentation" style:parent-style-name="Inspiration-subtitle">
      <style:graphic-properties draw:fill-color="#ffffff" fo:min-height="12.18cm"/>
    </style:style>
    <style:style style:name="pr6" style:family="presentation" style:parent-style-name="Inspiration-subtitle">
      <style:graphic-properties draw:fill-color="#ffffff" draw:textarea-vertical-align="top" fo:min-height="12.18cm"/>
    </style:style>
    <style:style style:name="pr7" style:family="presentation" style:parent-style-name="Inspiration-subtitle" style:list-style-name="L4">
      <style:graphic-properties draw:fill-color="#ffffff" draw:textarea-horizontal-align="left" draw:textarea-vertical-align="top" draw:auto-grow-height="true" fo:min-height="1.612cm"/>
    </style:style>
    <style:style style:name="pr8" style:family="presentation" style:parent-style-name="Inspiration-subtitle" style:list-style-name="L4">
      <style:graphic-properties draw:fill-color="#ffffff" draw:textarea-horizontal-align="left" draw:textarea-vertical-align="top" draw:auto-grow-height="true" fo:min-height="1.612cm"/>
    </style:style>
    <style:style style:name="pr9" style:family="presentation" style:parent-style-name="Inspiration-subtitle" style:list-style-name="L4">
      <style:graphic-properties draw:fill-color="#ffffff" draw:textarea-horizontal-align="left" draw:textarea-vertical-align="top" draw:auto-grow-height="true" fo:min-height="1.612cm"/>
    </style:style>
    <style:style style:name="pr10" style:family="presentation" style:parent-style-name="Inspiration-subtitle" style:list-style-name="L4">
      <style:graphic-properties draw:fill-color="#ffffff" draw:textarea-horizontal-align="left" draw:textarea-vertical-align="top" draw:auto-grow-height="true" fo:min-height="0.778cm"/>
    </style:style>
    <style:style style:name="pr11" style:family="presentation" style:parent-style-name="Inspiration-subtitle">
      <style:graphic-properties draw:fill-color="#ffffff" draw:textarea-vertical-align="top" fo:min-height="1.546cm"/>
    </style:style>
    <style:style style:name="pr12" style:family="presentation" style:parent-style-name="Inspiration-subtitle">
      <style:graphic-properties draw:fill-color="#ffffff" draw:textarea-vertical-align="top" fo:min-height="0.904cm"/>
    </style:style>
    <style:style style:name="pr13" style:family="presentation" style:parent-style-name="Inspiration-notes">
      <style:graphic-properties draw:fill-color="#ffffff" fo:min-height="12.572cm"/>
    </style:style>
    <style:style style:name="pr14" style:family="presentation" style:parent-style-name="Inspiration-subtitle">
      <style:graphic-properties draw:fill-color="#ffffff" draw:auto-grow-height="true" fo:min-height="12.18cm"/>
    </style:style>
    <style:style style:name="P1" style:family="paragraph">
      <style:text-properties fo:font-size="20pt"/>
    </style:style>
    <style:style style:name="P2" style:family="paragraph">
      <style:text-properties fo:font-size="14pt" fo:font-style="italic" style:font-size-asian="14pt" style:font-style-asian="italic" style:font-size-complex="14pt" style:font-style-complex="italic"/>
    </style:style>
    <style:style style:name="P3" style:family="paragraph">
      <style:paragraph-properties fo:text-align="center"/>
    </style:style>
    <style:style style:name="P4" style:family="paragraph">
      <style:paragraph-properties fo:text-align="star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fo:font-size="22pt" style:font-size-asian="22pt" style:font-size-complex="22pt"/>
    </style:style>
    <style:style style:name="P7" style:family="paragraph">
      <style:paragraph-properties fo:text-align="start"/>
      <style:text-properties fo:font-size="22pt" style:font-size-asian="22pt" style:font-size-complex="22pt"/>
    </style:style>
    <style:style style:name="P8" style:family="paragraph">
      <style:paragraph-properties fo:text-align="start"/>
      <style:text-properties fo:font-size="15pt" style:font-size-asian="15pt" style:font-size-complex="15pt"/>
    </style:style>
    <style:style style:name="P9" style:family="paragraph">
      <style:paragraph-properties fo:margin-left="0cm" fo:margin-right="0cm" fo:text-indent="0cm"/>
    </style:style>
    <style:style style:name="T1" style:family="text">
      <style:text-properties fo:color="#cccccc"/>
    </style:style>
    <style:style style:name="T2" style:family="text">
      <style:text-properties fo:font-size="14pt" fo:font-style="italic" style:font-size-asian="14pt" style:font-style-asian="italic" style:font-size-complex="14pt" style:font-style-complex="italic"/>
    </style:style>
    <style:style style:name="T3" style:family="text">
      <style:text-properties fo:font-size="20pt" style:font-size-asian="20pt" style:font-size-complex="20pt"/>
    </style:style>
    <style:style style:name="T4" style:family="text">
      <style:text-properties fo:font-size="12pt" style:font-size-asian="12pt" style:font-size-complex="12pt"/>
    </style:style>
    <style:style style:name="T5" style:family="text">
      <style:text-properties fo:font-size="22pt" style:font-size-asian="22pt" style:font-size-complex="22pt"/>
    </style:style>
    <style:style style:name="T6" style:family="text">
      <style:text-properties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6cm"/>
        <style:text-properties style:use-window-font-color="true" fo:font-size="45%"/>
      </text:list-level-style-number>
      <text:list-level-style-number text:level="3" style:num-format="">
        <style:list-level-properties text:space-before="1.2cm"/>
        <style:text-properties style:use-window-font-color="true" fo:font-size="45%"/>
      </text:list-level-style-number>
      <text:list-level-style-number text:level="4" style:num-format="">
        <style:list-level-properties text:space-before="1.8cm"/>
        <style:text-properties style:use-window-font-color="true" fo:font-size="45%"/>
      </text:list-level-style-number>
      <text:list-level-style-number text:level="5" style:num-format="">
        <style:list-level-properties text:space-before="2.4cm"/>
        <style:text-properties style:use-window-font-color="true" fo:font-size="45%"/>
      </text:list-level-style-number>
      <text:list-level-style-number text:level="6" style:num-format="">
        <style:list-level-properties text:space-before="3cm"/>
        <style:text-properties style:use-window-font-color="true" fo:font-size="45%"/>
      </text:list-level-style-number>
      <text:list-level-style-number text:level="7" style:num-format="">
        <style:list-level-properties text:space-before="3.6cm"/>
        <style:text-properties style:use-window-font-color="true" fo:font-size="45%"/>
      </text:list-level-style-number>
      <text:list-level-style-number text:level="8" style:num-format="">
        <style:list-level-properties text:space-before="4.2cm"/>
        <style:text-properties style:use-window-font-color="true" fo:font-size="45%"/>
      </text:list-level-style-number>
      <text:list-level-style-number text:level="9" style:num-format="">
        <style:list-level-properties text:space-before="4.8cm"/>
        <style:text-properties style:use-window-font-color="true" fo:font-size="45%"/>
      </text:list-level-style-number>
      <text:list-level-style-number text:level="10" style:num-format="">
        <style:list-level-properties text:space-before="5.4cm"/>
        <style:text-properties style:use-window-font-color="true" fo:font-size="45%"/>
      </text:list-level-style-number>
    </text:list-style>
  </office:automatic-styles>
  <office:body>
    <office:presentation>
      <draw:page draw:name="page1" draw:style-name="dp1" draw:master-page-name="Inspiration" presentation:presentation-page-layout-name="AL1T1">
        <office:forms form:automatic-focus="false" form:apply-design-mode="false"/>
        <draw:frame presentation:style-name="pr1" draw:layer="layout" svg:width="19.6cm" svg:height="1.8cm" svg:x="1.2cm" svg:y="1.8cm" presentation:class="title" presentation:user-transformed="true">
          <draw:text-box>
            <text:p>Midao Project</text:p>
          </draw:text-box>
        </draw:frame>
        <draw:frame presentation:style-name="pr2" draw:layer="layout" svg:width="24.639cm" svg:height="13.23cm" svg:x="1.4cm" svg:y="5.82cm" presentation:class="outline" presentation:user-transformed="true">
          <draw:text-box>
            <text:list text:style-name="L2">
              <text:list-item>
                <text:p>What is it ?</text:p>
                <text:list>
                  <text:list-item>
                    <text:p>Midao is a Project which unites few data oriented projects under it's umbrella.</text:p>
                  </text:list-item>
                </text:list>
              </text:list-item>
              <text:list-item>
                <text:p>Write once – execute everywhere ?</text:p>
                <text:list>
                  <text:list-item>
                    <text:p>Not really. Current world is all about information. Amount of tools to work with it grows very quickly, as infrastructure and complexity along with it. Amount of development and support for such systems increases because of it's diversity and complexity. Midao was created to simplify all that.</text:p>
                  </text:list-item>
                </text:list>
              </text:list-item>
              <text:list-item>
                <text:p>When it would be released ?</text:p>
                <text:list>
                  <text:list-item>
                    <text:p>Midao JDBC was already released. Midao DOD, Midao VOS and Midao Integration would be released in Winter-Spring 2014.</text:p>
                  </text:list-item>
                </text:list>
              </text:list-item>
              <text:list-item>
                <text:p>What would be supported ?</text:p>
                <text:list>
                  <text:list-item>
                    <text:p>Goal is to provide support for as much data sources as possible.</text:p>
                  </text:list-item>
                </text:list>
              </text:list-item>
              <text:list-item>
                <text:p>Which languages are supported ?</text:p>
                <text:list>
                  <text:list-item>
                    <text:p>Midao is developed using Java. In future, native support of other languages is possible.</text:p>
                  </text:list-item>
                </text:list>
              </text:list-item>
              <text:list-item>
                <text:p>Which license is used ?</text:p>
                <text:list>
                  <text:list-item>
                    <text:p>Apache License Version 2.0.</text:p>
                  </text:list-item>
                </text:list>
              </text:list-item>
            </text:list>
          </draw:text-box>
        </draw:frame>
        <presentation:notes draw:style-name="dp2">
          <draw:page-thumbnail draw:style-name="gr1" draw:layer="layout" svg:width="0.001cm" svg:height="0.001cm" svg:x="0cm" svg:y="2.124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Inspiration" presentation:presentation-page-layout-name="AL1T1">
        <office:forms form:automatic-focus="false" form:apply-design-mode="false"/>
        <draw:frame presentation:style-name="pr1" draw:layer="layout" svg:width="19.6cm" svg:height="1.8cm" svg:x="1.2cm" svg:y="1.8cm" presentation:class="title" presentation:user-transformed="true">
          <draw:text-box>
            <text:p>Midao Project Components</text:p>
          </draw:text-box>
        </draw:frame>
        <draw:frame presentation:style-name="pr2" draw:layer="layout" svg:width="24.639cm" svg:height="13.23cm" svg:x="1.4cm" svg:y="5.82cm" presentation:class="outline" presentation:user-transformed="true">
          <draw:text-box>
            <text:list text:style-name="L2">
              <text:list-item>
                <text:p>Midao JDBC</text:p>
                <text:list>
                  <text:list-item>
                    <text:p>Simplifies work with relational databases using Java JDBC.</text:p>
                  </text:list-item>
                </text:list>
              </text:list-item>
              <text:list-item>
                <text:p>Midao DOD* <text:span text:style-name="T1">(ETA Autumn 2013)</text:span></text:p>
                <text:list>
                  <text:list-item>
                    <text:p>Simplifies work with document oriented databases (including NoSQL databases).</text:p>
                  </text:list-item>
                </text:list>
              </text:list-item>
              <text:list-item>
                <text:p>Midao VOS* <text:span text:style-name="T1">(ETA Autumn-Winter 2013)</text:span></text:p>
                <text:list>
                  <text:list-item>
                    <text:p>Simplifies work with distributed cache/data grid systems.</text:p>
                  </text:list-item>
                </text:list>
              </text:list-item>
              <text:list-item>
                <text:p>Midao Integration* <text:span text:style-name="T1">(ETA Winter-Spring 2014)</text:span></text:p>
                <text:list>
                  <text:list-item>
                    <text:p>While all above libraries would share similar API's, the difference between them would be significant due to principles they follow. The purpose of this component is to tie all above into one comfortable API and allow usage of all types of Data Sources by just using one API.</text:p>
                  </text:list-item>
                </text:list>
                <text:p/>
              </text:list-item>
            </text:list>
          </draw:text-box>
        </draw:frame>
        <draw:frame draw:style-name="gr2" draw:text-style-name="P2" draw:layer="layout" svg:width="11.907cm" svg:height="0.802cm" svg:x="1.27cm" svg:y="18.996cm">
          <draw:text-box>
            <text:p><text:span text:style-name="T2">* - those are code names and are subject to change</text:span></text:p>
          </draw:text-box>
        </draw:frame>
        <presentation:notes draw:style-name="dp2">
          <draw:page-thumbnail draw:style-name="gr1" draw:layer="layout" svg:width="0.001cm" svg:height="0.001cm" svg:x="0cm" svg:y="2.124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Inspiration" presentation:presentation-page-layout-name="AL1T1">
        <office:forms form:automatic-focus="false" form:apply-design-mode="false"/>
        <draw:frame presentation:style-name="pr1" draw:layer="layout" svg:width="19.6cm" svg:height="1.8cm" svg:x="1.2cm" svg:y="1.8cm" presentation:class="title">
          <draw:text-box>
            <text:p>Midao JDBC</text:p>
          </draw:text-box>
        </draw:frame>
        <draw:frame presentation:style-name="pr2" draw:layer="layout" svg:width="24.639cm" svg:height="12.18cm" svg:x="1.4cm" svg:y="5.82cm" presentation:class="outline">
          <draw:text-box>
            <text:list text:style-name="L2">
              <text:list-item>
                <text:p>What is it ?</text:p>
                <text:list>
                  <text:list-item>
                    <text:p>Midao JDBC is part of Midao Project. It is created to provide support for RDBMS Databases using JDBC driver.</text:p>
                  </text:list-item>
                </text:list>
              </text:list-item>
              <text:list-item>
                <text:p>Write once – execute everywhere ?</text:p>
                <text:list>
                  <text:list-item>
                    <text:p>Not completely. Goal is to simplify: it hides complexity/nuances of vendor JDBC drivers, makes work with JDBC more comfortable and ensures good performance by utilizing best practices.</text:p>
                  </text:list-item>
                </text:list>
              </text:list-item>
              <text:list-item>
                <text:p>When can I use it ?</text:p>
                <text:list>
                  <text:list-item>
                    <text:p>You can start playing with it right now, but it is not ready for use in Production yet. Final release is planned in Autumn.</text:p>
                  </text:list-item>
                </text:list>
              </text:list-item>
              <text:list-item>
                <text:p>What future holds ?</text:p>
                <text:list>
                  <text:list-item>
                    <text:p>List of features to be implemented is not small. Please visit <text:a xlink:href="http://midao.org/status.html" xlink:type="simple">http://midao.org/status.html</text:a> for details.</text:p>
                  </text:list-item>
                </text:list>
              </text:list-item>
            </text:list>
          </draw:text-box>
        </draw:frame>
        <presentation:notes draw:style-name="dp2">
          <draw:page-thumbnail draw:style-name="gr1" draw:layer="layout" svg:width="0.001cm" svg:height="0.001cm" svg:x="0cm" svg:y="2.124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Inspiration" presentation:presentation-page-layout-name="AL1T1">
        <office:forms form:automatic-focus="false" form:apply-design-mode="false"/>
        <draw:frame presentation:style-name="pr1" draw:layer="layout" svg:width="19.6cm" svg:height="1.8cm" svg:x="1.2cm" svg:y="1.8cm" presentation:class="title">
          <draw:text-box>
            <text:p>Why Midao JDBC ?</text:p>
          </draw:text-box>
        </draw:frame>
        <draw:frame presentation:style-name="pr2" draw:layer="layout" svg:width="24.639cm" svg:height="12.18cm" svg:x="1.4cm" svg:y="5.82cm" presentation:class="outline" presentation:user-transformed="true">
          <draw:text-box>
            <text:list text:style-name="L2">
              <text:list-item>
                <text:p>It simplifies work with JDBC.</text:p>
                <text:list>
                  <text:list-item>
                    <text:p>Transactions, metadata, type handling, input/output processing, cached/lazy queries, named parameters etc.</text:p>
                  </text:list-item>
                </text:list>
              </text:list-item>
              <text:list-item>
                <text:p>It simplifies work with vendor JDBC driver implementation.</text:p>
                <text:list>
                  <text:list-item>
                    <text:p>Supports Oracle Database, Microsoft SQL, Oracle MySQL, MariaDB, PostgreSQL etc.</text:p>
                    <text:list>
                      <text:list-item>
                        <text:p>Vendor specific type handling/metadata/exception handling.</text:p>
                      </text:list-item>
                    </text:list>
                  </text:list-item>
                </text:list>
              </text:list-item>
              <text:list-item>
                <text:p>It handles resources and provides best practices for you.</text:p>
                <text:list>
                  <text:list-item>
                    <text:p>Library ensures that all resources are used no longer than needed and are closed properly. Also it utilizes best practices while working with JDBC Drivers.</text:p>
                  </text:list-item>
                </text:list>
              </text:list-item>
              <text:list-item>
                <text:p>It provides additional functions for you.</text:p>
                <text:list>
                  <text:list-item>
                    <text:p>Profiling, Pooled Data Sources, Lazy query execution support.</text:p>
                  </text:list-item>
                </text:list>
              </text:list-item>
              <text:list-item>
                <text:p>And with all of the above - it is still small and simple to use library.</text:p>
              </text:list-item>
            </text:list>
          </draw:text-box>
        </draw:frame>
        <presentation:notes draw:style-name="dp2">
          <draw:page-thumbnail draw:style-name="gr1" draw:layer="layout" svg:width="0.001cm" svg:height="0.001cm" svg:x="0cm" svg:y="2.124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Inspiration" presentation:presentation-page-layout-name="AL1T1">
        <office:forms form:automatic-focus="false" form:apply-design-mode="false"/>
        <draw:frame presentation:style-name="pr4" draw:layer="layout" svg:width="19.6cm" svg:height="1.8cm" svg:x="1.2cm" svg:y="1.8cm" presentation:class="title" presentation:user-transformed="true">
          <draw:text-box>
            <text:p>What about others?</text:p>
          </draw:text-box>
        </draw:frame>
        <draw:frame presentation:style-name="pr2" draw:layer="layout" svg:width="24.639cm" svg:height="12.18cm" svg:x="1.4cm" svg:y="5.82cm" presentation:class="outline">
          <draw:text-box>
            <text:list text:style-name="L2">
              <text:list-item>
                <text:p>Midao JDBC vs Spring JDBC*.</text:p>
                <text:list>
                  <text:list-item>
                    <text:p>Smaller, simpler and little more customizable/extensible.</text:p>
                  </text:list-item>
                  <text:list-item>
                    <text:p>Provides additional functionality not present in Spring JDBC.</text:p>
                  </text:list-item>
                  <text:list-item>
                    <text:p>Doesn't require Spring container to work.</text:p>
                  </text:list-item>
                  <text:list-item>
                    <text:p>Provides some support for Spring JDBC (templates, exception handlers, metadata).</text:p>
                  </text:list-item>
                </text:list>
              </text:list-item>
              <text:list-item>
                <text:p>Apache DbUtils*.</text:p>
                <text:list>
                  <text:list-item>
                    <text:p>Handles much more JDBC boilerplate code.</text:p>
                  </text:list-item>
                  <text:list-item>
                    <text:p>Provides much more functionality.</text:p>
                  </text:list-item>
                  <text:list-item>
                    <text:p>Configurable/extensible.</text:p>
                  </text:list-item>
                  <text:list-item>
                    <text:p>Midao JDBC follows principles set by DbUtils. Which results in easier migration and short learning curve for Apache DbUtils projects.</text:p>
                  </text:list-item>
                </text:list>
              </text:list-item>
              <text:list-item>
                <text:p>Midao JDBC vs Hibernate(and other ORM Libraries/Frameworks).</text:p>
                <text:list>
                  <text:list-item>
                    <text:p>Smaller and have better performance(because of direct JDBC usage).</text:p>
                  </text:list-item>
                  <text:list-item>
                    <text:p>Midao JDBC is not an ORM Library/Framework nor tries to be one. It's main goal to work with SQL directly while providing functionality to make it more comfortable to use object relational mapping when needed.</text:p>
                  </text:list-item>
                </text:list>
              </text:list-item>
            </text:list>
          </draw:text-box>
        </draw:frame>
        <draw:frame draw:style-name="gr2" draw:text-style-name="P2" draw:layer="layout" svg:width="18.346cm" svg:height="0.802cm" svg:x="1.271cm" svg:y="18.796cm">
          <draw:text-box>
            <text:p><text:span text:style-name="T2">* - above points would be elaborated in Migration Guide (ETA August-September)</text:span></text:p>
          </draw:text-box>
        </draw:frame>
        <presentation:notes draw:style-name="dp2">
          <draw:page-thumbnail draw:style-name="gr1" draw:layer="layout" svg:width="0.001cm" svg:height="0.001cm" svg:x="0cm" svg:y="2.124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Inspiration" presentation:presentation-page-layout-name="AL2T0">
        <office:forms form:automatic-focus="false" form:apply-design-mode="false"/>
        <draw:frame presentation:style-name="pr1" draw:text-style-name="P3" draw:layer="layout" svg:width="23.946cm" svg:height="1.8cm" svg:x="1.2cm" svg:y="1.8cm" presentation:class="title" presentation:user-transformed="true">
          <draw:text-box>
            <text:p text:style-name="P3">Start using</text:p>
          </draw:text-box>
        </draw:frame>
        <draw:frame presentation:style-name="pr5" draw:layer="layout" svg:width="24.639cm" svg:height="12.18cm" svg:x="1.4cm" svg:y="5.82cm" presentation:class="subtitle" presentation:user-transformed="true">
          <draw:text-box>
            <text:p>Lets dive in and start creating our application using Midao JDBC.</text:p>
          </draw:text-box>
        </draw:frame>
        <presentation:notes draw:style-name="dp2">
          <draw:page-thumbnail draw:style-name="gr1" draw:layer="layout" svg:width="0.001cm" svg:height="0.001cm" svg:x="0cm" svg:y="2.124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Inspiration" presentation:presentation-page-layout-name="AL1T1">
        <office:forms form:automatic-focus="false" form:apply-design-mode="false"/>
        <draw:frame presentation:style-name="pr1" draw:layer="layout" svg:width="19.6cm" svg:height="1.8cm" svg:x="1.2cm" svg:y="1.8cm" presentation:class="title">
          <draw:text-box>
            <text:p>How to start ?</text:p>
          </draw:text-box>
        </draw:frame>
        <draw:frame presentation:style-name="pr2" draw:layer="layout" svg:width="24.639cm" svg:height="2.67cm" svg:x="1.4cm" svg:y="5.82cm" presentation:class="outline" presentation:user-transformed="true">
          <draw:text-box>
            <text:list text:style-name="L2">
              <text:list-item>
                <text:p>Download midao-jdbc-core.jar via midao.org or</text:p>
              </text:list-item>
              <text:list-item>
                <text:p>Add maven dependency:</text:p>
              </text:list-item>
            </text:list>
          </draw:text-box>
        </draw:frame>
        <draw:custom-shape draw:style-name="gr3" draw:text-style-name="P4" draw:layer="layout" svg:width="22.86cm" svg:height="3.556cm" svg:x="2.54cm" svg:y="8.49cm">
          <text:p text:style-name="P4"><text:s/>&lt;dependency&gt;</text:p>
          <text:p text:style-name="P4"><text:s text:c="6"/>&lt;groupId&gt;org.midao&lt;/groupId&gt;</text:p>
          <text:p text:style-name="P4"><text:s text:c="6"/>&lt;artifactId&gt;midao-jdbc-core&lt;/artifactId&gt;</text:p>
          <text:p text:style-name="P4"><text:s text:c="6"/>&lt;version&gt;0.9.4&lt;/version&gt;</text:p>
          <text:p text:style-name="P4"><text:s text:c="4"/>&lt;/dependency&gt; </text:p>
          <draw:enhanced-geometry svg:viewBox="0 0 21600 21600" draw:type="rectangle" draw:enhanced-path="M 0 0 L 21600 0 21600 21600 0 21600 0 0 Z N"/>
        </draw:custom-shape>
        <draw:frame presentation:style-name="pr2" draw:layer="layout" svg:width="24.639cm" svg:height="5.584cm" svg:x="1.401cm" svg:y="13.72cm" presentation:class="outline" presentation:user-transformed="true">
          <draw:text-box>
            <text:list text:style-name="L2">
              <text:list-item>
                <text:p>Dependencies:</text:p>
                <text:list>
                  <text:list-item>
                    <text:p>No mandatory dependencies.</text:p>
                  </text:list-item>
                  <text:list-item>
                    <text:p>SLF4j is optional dependency and can be used if present.</text:p>
                  </text:list-item>
                </text:list>
              </text:list-item>
              <text:list-item>
                <text:p>Support:</text:p>
                <text:list>
                  <text:list-item>
                    <text:p>Java 5&amp;6.</text:p>
                  </text:list-item>
                  <text:list-item>
                    <text:p>JDBC3&amp;JDBC4.</text:p>
                  </text:list-item>
                </text:list>
              </text:list-item>
            </text:list>
          </draw:text-box>
        </draw:frame>
        <presentation:notes draw:style-name="dp2">
          <draw:page-thumbnail draw:style-name="gr1" draw:layer="layout" svg:width="0.001cm" svg:height="0.001cm" svg:x="0cm" svg:y="2.124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Inspiration" presentation:presentation-page-layout-name="AL1T1">
        <draw:frame presentation:style-name="pr4" draw:layer="layout" svg:width="19.6cm" svg:height="1.8cm" svg:x="1.2cm" svg:y="1.8cm" presentation:class="title" presentation:user-transformed="true">
          <draw:text-box>
            <text:p>Sometimes less is better</text:p>
          </draw:text-box>
        </draw:frame>
        <draw:frame presentation:style-name="pr2" draw:layer="layout" svg:width="24.639cm" svg:height="12.18cm" svg:x="1.4cm" svg:y="5.82cm" presentation:class="outline" presentation:user-transformed="true">
          <draw:text-box>
            <text:list text:style-name="L2">
              <text:list-item>
                <text:p>What you should focus on at the beginning:</text:p>
                <text:list>
                  <text:list-item>
                    <text:p>Query runner.</text:p>
                  </text:list-item>
                  <text:list-item>
                    <text:p>Input/Output handlers.</text:p>
                  </text:list-item>
                  <text:list-item>
                    <text:p>Type handlers (briefly)*.</text:p>
                  </text:list-item>
                  <text:list-item>
                    <text:p>Transactions and (maybe) Profiling.</text:p>
                  </text:list-item>
                </text:list>
              </text:list-item>
              <text:list-item>
                <text:p>What you should focus to get more advanced features from the library:</text:p>
                <text:list>
                  <text:list-item>
                    <text:p>Pooled data sources.</text:p>
                  </text:list-item>
                  <text:list-item>
                    <text:p>Lazy output handlers.</text:p>
                  </text:list-item>
                  <text:list-item>
                    <text:p>Mjdbc config.</text:p>
                  </text:list-item>
                </text:list>
              </text:list-item>
              <text:list-item>
                <text:p>What is not needed unless you are planning to extend/tweak library:</text:p>
                <text:list>
                  <text:list-item>
                    <text:p>Metadata handlers.</text:p>
                  </text:list-item>
                  <text:list-item>
                    <text:p>Statement handlers.</text:p>
                  </text:list-item>
                  <text:list-item>
                    <text:p>Exception handlers.</text:p>
                  </text:list-item>
                </text:list>
              </text:list-item>
            </text:list>
          </draw:text-box>
        </draw:frame>
        <draw:frame draw:style-name="gr2" draw:text-style-name="P2" draw:layer="layout" svg:width="20.644cm" svg:height="0.802cm" svg:x="1.27cm" svg:y="18.796cm">
          <draw:text-box>
            <text:p><text:span text:style-name="T2">* - type handlers are not discussed in this presentation. Please look at getting started guide.</text:span></text:p>
          </draw:text-box>
        </draw:frame>
        <presentation:notes draw:style-name="dp2">
          <draw:page-thumbnail draw:style-name="gr1" draw:layer="layout" svg:width="0.001cm" svg:height="0.001cm" svg:x="0cm" svg:y="2.124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Inspiration" presentation:presentation-page-layout-name="AL2T0">
        <draw:frame presentation:style-name="pr1" draw:layer="layout" svg:width="19.6cm" svg:height="1.8cm" svg:x="1.2cm" svg:y="1.8cm" presentation:class="title">
          <draw:text-box>
            <text:p>Before we start (assumptions).</text:p>
          </draw:text-box>
        </draw:frame>
        <draw:frame presentation:style-name="pr6" draw:text-style-name="P4" draw:layer="layout" svg:width="24.639cm" svg:height="12.18cm" svg:x="1.4cm" svg:y="5.82cm" presentation:class="subtitle" presentation:user-transformed="true">
          <draw:text-box>
            <text:p text:style-name="P4"><text:span text:style-name="T3">Before we start you need to set up your environment.</text:span></text:p>
            <text:p text:style-name="P4"><text:span text:style-name="T3"/></text:p>
            <text:p text:style-name="P4"><text:span text:style-name="T3">In below examples we assume that:</text:span></text:p>
            <text:p text:style-name="P4"><text:span text:style-name="T3"/></text:p>
            <text:p text:style-name="P4"><text:span text:style-name="T3">1. JDBC drivers were added to project Classpath via Eclipse or Maven/Ant.</text:span></text:p>
            <text:p text:style-name="P4"><text:span text:style-name="T3">2. You have SQL Connection received from DataSource or DriverManager.</text:span></text:p>
            <text:p text:style-name="P4"><text:span text:style-name="T3">3. Midao JDBC Core was added to project Classpath via Eclipse or Maven/Ant.</text:span></text:p>
            <text:p text:style-name="P4"><text:span text:style-name="T3"/></text:p>
            <text:p text:style-name="P4"><text:span text:style-name="T3">For full examples please consider viewing:</text:span></text:p>
            <text:p text:style-name="P4"><text:span text:style-name="T3">1. </text:span><text:span text:style-name="T3"><text:a xlink:href="http://midao.org/home.html#examples" xlink:type="simple">http://midao.org/home.html#examples</text:a></text:span></text:p>
            <text:p text:style-name="P4"><text:span text:style-name="T3">2. </text:span><text:span text:style-name="T4"><text:a xlink:href="https://github.com/pryzach/midao/tree/master/midao-jdbc-examples/src/main/java/org/midao/jdbc/examples" xlink:type="simple">https://github.com/pryzach/midao/tree/master/midao-jdbc-examples/src/main/java/org/midao/jdbc/examples</text:a></text:span></text:p>
          </draw:text-box>
        </draw:frame>
        <presentation:notes draw:style-name="dp2">
          <draw:page-thumbnail draw:style-name="gr1" draw:layer="layout" svg:width="0.001cm" svg:height="0.001cm" svg:x="0cm" svg:y="2.124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Inspiration" presentation:presentation-page-layout-name="AL2T0">
        <draw:frame presentation:style-name="pr1" draw:layer="layout" svg:width="19.6cm" svg:height="1.8cm" svg:x="1.2cm" svg:y="1.8cm" presentation:class="title">
          <draw:text-box>
            <text:p>QueryRunner/Transactions/Profiling</text:p>
          </draw:text-box>
        </draw:frame>
        <draw:frame presentation:style-name="pr7" draw:text-style-name="P6" draw:layer="layout" svg:width="24.639cm" svg:height="1.805cm" svg:x="1.4cm" svg:y="5.354cm" presentation:class="subtitle" presentation:user-transformed="true">
          <draw:text-box>
            <text:list text:style-name="L4">
              <text:list-item>
                <text:p text:style-name="P5"><text:span text:style-name="T5">All queries are executed via Query Runner. In order to receive Query Runner instance Factory can be used:</text:span></text:p>
              </text:list-item>
            </text:list>
          </draw:text-box>
        </draw:frame>
        <draw:custom-shape draw:style-name="gr3" draw:text-style-name="P4" draw:layer="layout" svg:width="23.96cm" svg:height="0.946cm" svg:x="1.44cm" svg:y="7.29cm">
          <text:p text:style-name="P4">QueryRunnerService runner = MjdbcFactory.getQueryRunner(conn); </text:p>
          <draw:enhanced-geometry svg:viewBox="0 0 21600 21600" draw:type="rectangle" draw:enhanced-path="M 0 0 L 21600 0 21600 21600 0 21600 0 0 Z N"/>
        </draw:custom-shape>
        <draw:frame presentation:style-name="pr8" draw:text-style-name="P6" draw:layer="layout" svg:width="24.639cm" svg:height="1.805cm" svg:x="1.401cm" svg:y="8.654cm">
          <draw:text-box>
            <text:list text:style-name="L4">
              <text:list-item>
                <text:p text:style-name="P5"><text:span text:style-name="T5">After runner instance is received – queries can be executed via:</text:span></text:p>
              </text:list-item>
            </text:list>
          </draw:text-box>
        </draw:frame>
        <draw:custom-shape draw:style-name="gr3" draw:text-style-name="P4" draw:layer="layout" svg:width="23.96cm" svg:height="0.946cm" svg:x="1.44cm" svg:y="10.49cm">
          <text:p text:style-name="P4">runner.batch()/runner.query()/runner.update()/runner.call();</text:p>
          <draw:enhanced-geometry svg:viewBox="0 0 21600 21600" draw:type="rectangle" draw:enhanced-path="M 0 0 L 21600 0 21600 21600 0 21600 0 0 Z N"/>
        </draw:custom-shape>
        <draw:frame presentation:style-name="pr9" draw:text-style-name="P6" draw:layer="layout" svg:width="24.639cm" svg:height="2.707cm" svg:x="1.402cm" svg:y="11.855cm">
          <draw:text-box>
            <text:list text:style-name="L4">
              <text:list-item>
                <text:p text:style-name="P5"><text:span text:style-name="T5">Transactions are handled automatically by library (using auto-commit mode), but if you are interested in manual handling you can do:</text:span></text:p>
              </text:list-item>
            </text:list>
          </draw:text-box>
        </draw:frame>
        <draw:custom-shape draw:style-name="gr3" draw:text-style-name="P4" draw:layer="layout" svg:width="23.96cm" svg:height="2.436cm" svg:x="1.44cm" svg:y="14.69cm">
          <text:p text:style-name="P4">runner.setTransactionManualMode(true);</text:p>
          <text:p text:style-name="P4">...</text:p>
          <text:p text:style-name="P4">runner.commit()/runner.rollback();</text:p>
          <draw:enhanced-geometry svg:viewBox="0 0 21600 21600" draw:type="rectangle" draw:enhanced-path="M 0 0 L 21600 0 21600 21600 0 21600 0 0 Z N"/>
        </draw:custom-shape>
        <draw:frame presentation:style-name="pr10" draw:text-style-name="P6" draw:layer="layout" svg:width="24.639cm" svg:height="0.903cm" svg:x="1.403cm" svg:y="17.756cm">
          <draw:text-box>
            <text:list text:style-name="L4">
              <text:list-item>
                <text:p text:style-name="P5"><text:span text:style-name="T5">Profiling is switched off by default. In order to switch it on:</text:span></text:p>
              </text:list-item>
            </text:list>
          </draw:text-box>
        </draw:frame>
        <draw:custom-shape draw:style-name="gr3" draw:text-style-name="P4" draw:layer="layout" svg:width="23.96cm" svg:height="0.946cm" svg:x="1.44cm" svg:y="18.85cm">
          <text:p text:style-name="P4">MjdbcConfig.setProfilerEnabled(true);</text:p>
          <draw:enhanced-geometry svg:viewBox="0 0 21600 21600" draw:type="rectangle" draw:enhanced-path="M 0 0 L 21600 0 21600 21600 0 21600 0 0 Z N"/>
        </draw:custom-shape>
        <presentation:notes draw:style-name="dp2">
          <draw:page-thumbnail draw:style-name="gr1" draw:layer="layout" svg:width="0.001cm" svg:height="0.001cm" svg:x="0cm" svg:y="2.124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Inspiration" presentation:presentation-page-layout-name="AL2T0">
        <draw:frame presentation:style-name="pr1" draw:layer="layout" svg:width="19.6cm" svg:height="1.8cm" svg:x="1.2cm" svg:y="1.8cm" presentation:class="title">
          <draw:text-box>
            <text:p>Input/Output Handlers</text:p>
          </draw:text-box>
        </draw:frame>
        <draw:frame presentation:style-name="pr11" draw:text-style-name="P7" draw:layer="layout" svg:width="24.639cm" svg:height="1.805cm" svg:x="1.4cm" svg:y="6.02cm" presentation:class="subtitle" presentation:user-transformed="true">
          <draw:text-box>
            <text:p text:style-name="P4"><text:span text:style-name="T5">Input handlers are responsible for handling query input: (named) SQL string and input parameters:</text:span></text:p>
          </draw:text-box>
        </draw:frame>
        <draw:custom-shape draw:style-name="gr3" draw:text-style-name="P4" draw:layer="layout" svg:width="23.96cm" svg:height="3.048cm" svg:x="1.478cm" svg:y="7.976cm">
          <text:p text:style-name="P4">Map&lt;String, Object&gt; queryParameters = new HashMap&lt;String, Object&gt;();</text:p>
          <text:p text:style-name="P4">queryParameters.put("id", 1);</text:p>
          <text:p text:style-name="P4">MapInputHandler input = new MapInputHandler(</text:p>
          <text:p text:style-name="P4"><text:tab/>"SELECT name FROM students WHERE id = :id", queryParameters);</text:p>
          <draw:enhanced-geometry svg:viewBox="0 0 21600 21600" draw:type="rectangle" draw:enhanced-path="M 0 0 L 21600 0 21600 21600 0 21600 0 0 Z N"/>
        </draw:custom-shape>
        <draw:frame presentation:style-name="pr12" draw:text-style-name="P7" draw:layer="layout" svg:width="24.639cm" svg:height="1.805cm" svg:x="1.401cm" svg:y="13.92cm">
          <draw:text-box>
            <text:p text:style-name="P4"><text:span text:style-name="T5">Output handlers are responsible for handling query output (ResultSets):</text:span></text:p>
          </draw:text-box>
        </draw:frame>
        <draw:custom-shape draw:style-name="gr3" draw:text-style-name="P4" draw:layer="layout" svg:width="23.96cm" svg:height="2.25cm" svg:x="1.479cm" svg:y="15.776cm">
          <text:p text:style-name="P4">Map&lt;String, Object&gt; result = runner.query(input, new MapOutputHandler());</text:p>
          <text:p text:style-name="P4"/>
          <text:p text:style-name="P4">System.out.println("Query output: " + result.get(“name”));</text:p>
          <draw:enhanced-geometry svg:viewBox="0 0 21600 21600" draw:type="rectangle" draw:enhanced-path="M 0 0 L 21600 0 21600 21600 0 21600 0 0 Z N"/>
        </draw:custom-shape>
        <presentation:notes draw:style-name="dp2">
          <draw:page-thumbnail draw:style-name="gr1" draw:layer="layout" svg:width="0.001cm" svg:height="0.001cm" svg:x="0cm" svg:y="2.124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Inspiration" presentation:presentation-page-layout-name="AL2T0">
        <draw:frame presentation:style-name="pr1" draw:layer="layout" svg:width="19.6cm" svg:height="1.8cm" svg:x="1.2cm" svg:y="1.8cm" presentation:class="title">
          <draw:text-box>
            <text:p>Hello World JDBC style</text:p>
          </draw:text-box>
        </draw:frame>
        <draw:custom-shape draw:style-name="gr4" draw:text-style-name="P8" draw:layer="layout" svg:width="23.96cm" svg:height="5.588cm" svg:x="1.478cm" svg:y="5.934cm">
          <text:p text:style-name="P4"><text:span text:style-name="T6">QueryRunnerService runner = MjdbcFactory.getQueryRunner(conn);</text:span></text:p>
          <text:p text:style-name="P4"><text:span text:style-name="T6"/></text:p>
          <text:p text:style-name="P4"><text:span text:style-name="T6">Map&lt;String, Object&gt; queryParameters = new HashMap&lt;String, Object&gt;();</text:span></text:p>
          <text:p text:style-name="P4"><text:span text:style-name="T6">queryParameters.put("id", 1);</text:span></text:p>
          <text:p text:style-name="P4"><text:span text:style-name="T6"/></text:p>
          <text:p text:style-name="P4"><text:span text:style-name="T6">MapInputHandler input = new MapInputHandler(</text:span></text:p>
          <text:p text:style-name="P4"><text:span text:style-name="T6"><text:tab/></text:span><text:span text:style-name="T6">"SELECT name FROM students WHERE id = :id", queryParameters);</text:span></text:p>
          <text:p text:style-name="P4"><text:span text:style-name="T6"/></text:p>
          <text:p text:style-name="P4"><text:span text:style-name="T6">Map&lt;String, Object&gt; result = runner.query(input, new MapOutputHandler());</text:span></text:p>
          <draw:enhanced-geometry svg:viewBox="0 0 21600 21600" draw:type="rectangle" draw:enhanced-path="M 0 0 L 21600 0 21600 21600 0 21600 0 0 Z N"/>
        </draw:custom-shape>
        <draw:custom-shape draw:style-name="gr4" draw:text-style-name="P8" draw:layer="layout" svg:width="23.96cm" svg:height="6.604cm" svg:x="1.524cm" svg:y="13.13cm">
          <text:p text:style-name="P4"><text:span text:style-name="T6">QueryRunnerService runner = MjdbcFactory.getQueryRunner(this.dataSource);</text:span></text:p>
          <text:p text:style-name="P4"><text:span text:style-name="T6"><text:s text:c="5"/></text:span></text:p>
          <text:p text:style-name="P4"><text:span text:style-name="T6">BeanInputHandler&lt;Student&gt; input = null;</text:span></text:p>
          <text:p text:style-name="P4"><text:span text:style-name="T6">Student student = new Student();</text:span></text:p>
          <text:p text:style-name="P4"><text:span text:style-name="T6">student.setId(2);</text:span></text:p>
          <text:p text:style-name="P4"><text:span text:style-name="T6"><text:s text:c="5"/></text:span></text:p>
          <text:p text:style-name="P4"><text:span text:style-name="T6">// :id is IN parameter and :name and :address are OUT parameters</text:span></text:p>
          <text:p text:style-name="P4"><text:span text:style-name="T6">input = new BeanInputHandler&lt;Student&gt;("{call TEST_NAMED(:id, :name, :address)}", student);</text:span></text:p>
          <text:p text:style-name="P4"><text:span text:style-name="T6"><text:s text:c="5"/></text:span></text:p>
          <text:p text:style-name="P4"><text:span text:style-name="T6">// result would be filled student object searched by ID = 2. All values would come from OUT param.</text:span></text:p>
          <text:p text:style-name="P4"><text:span text:style-name="T6">Student result = runner.call(input);</text:span></text:p>
          <draw:enhanced-geometry svg:viewBox="0 0 21600 21600" draw:type="rectangle" draw:enhanced-path="M 0 0 L 21600 0 21600 21600 0 21600 0 0 Z N"/>
        </draw:custom-shape>
        <draw:custom-shape draw:style-name="gr5" draw:text-style-name="P8" draw:layer="layout" svg:width="5.38cm" svg:height="0.9cm" svg:x="1.478cm" svg:y="5.034cm">
          <text:p text:style-name="P4"><text:span text:style-name="T6">Map input example:</text:span></text:p>
          <draw:enhanced-geometry svg:viewBox="0 0 21600 21600" draw:type="rectangle" draw:enhanced-path="M 0 0 L 21600 0 21600 21600 0 21600 0 0 Z N"/>
        </draw:custom-shape>
        <draw:custom-shape draw:style-name="gr5" draw:text-style-name="P8" draw:layer="layout" svg:width="5.38cm" svg:height="0.9cm" svg:x="1.524cm" svg:y="12.23cm">
          <text:p text:style-name="P4"><text:span text:style-name="T6">Bean input example:</text:span></text:p>
          <draw:enhanced-geometry svg:viewBox="0 0 21600 21600" draw:type="rectangle" draw:enhanced-path="M 0 0 L 21600 0 21600 21600 0 21600 0 0 Z N"/>
        </draw:custom-shape>
        <presentation:notes draw:style-name="dp2">
          <draw:page-thumbnail draw:style-name="gr1" draw:layer="layout" svg:width="0.001cm" svg:height="0.001cm" svg:x="0cm" svg:y="2.124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Inspiration" presentation:presentation-page-layout-name="AL1T1">
        <draw:frame presentation:style-name="pr4" draw:layer="layout" svg:width="19.6cm" svg:height="1.8cm" svg:x="1.2cm" svg:y="1.8cm" presentation:class="title">
          <draw:text-box>
            <text:p>Got it, what next?</text:p>
          </draw:text-box>
        </draw:frame>
        <draw:frame presentation:style-name="pr2" draw:layer="layout" svg:width="24.639cm" svg:height="12.18cm" svg:x="1.4cm" svg:y="5.82cm" presentation:class="outline">
          <draw:text-box>
            <text:list text:style-name="L2">
              <text:list-item>
                <text:p>Visit <text:a xlink:href="http://www.midao.org/" xlink:type="simple">http://www.midao.org/</text:a></text:p>
              </text:list-item>
              <text:list-item>
                <text:p>Browse Midao JDBC code on <text:a xlink:href="https://github.com/pryzach/midao" xlink:type="simple">GitHub</text:a>.</text:p>
              </text:list-item>
              <text:list-item>
                <text:p>Browse Midao JDBC <text:a xlink:href="http://midao.org/mjdbc/javadoc/index.html" xlink:type="simple">JavaDoc</text:a>.</text:p>
              </text:list-item>
              <text:list-item>
                <text:p>Read getting started guide <text:a xlink:href="http://www.midao.org/mjdbc-getting-started.html" xlink:type="simple">www.midao.org/mjdbc-getting-started.html</text:a></text:p>
              </text:list-item>
              <text:list-item>
                <text:p>Follow us on <text:a xlink:href="https://freecode.com/projects/midao" xlink:type="simple">Freecode midao</text:a>.</text:p>
              </text:list-item>
            </text:list>
          </draw:text-box>
        </draw:frame>
        <presentation:notes draw:style-name="dp2">
          <draw:page-thumbnail draw:style-name="gr1" draw:layer="layout" svg:width="0.001cm" svg:height="0.001cm" svg:x="0cm" svg:y="2.124cm" draw:page-number="13" presentation:class="page"/>
          <draw:frame presentation:style-name="pr13" draw:layer="layout" svg:width="17.271cm" svg:height="12.572cm" svg:x="2.159cm" svg:y="13.271cm" presentation:class="notes" presentation:placeholder="true">
            <draw:text-box/>
          </draw:frame>
        </presentation:notes>
      </draw:page>
      <draw:page draw:name="page14" draw:style-name="dp1" draw:master-page-name="Inspiration" presentation:presentation-page-layout-name="AL1T1">
        <draw:frame presentation:style-name="pr4" draw:layer="layout" svg:width="19.6cm" svg:height="1.8cm" svg:x="1.2cm" svg:y="1.8cm" presentation:class="title" presentation:user-transformed="true">
          <draw:text-box>
            <text:p>Any questions/suggestions/feedback</text:p>
          </draw:text-box>
        </draw:frame>
        <draw:frame presentation:style-name="pr2" draw:layer="layout" svg:width="24.639cm" svg:height="12.18cm" svg:x="1.4cm" svg:y="5.82cm" presentation:class="outline">
          <draw:text-box>
            <text:list text:style-name="L2">
              <text:list-item>
                <text:p>stackoverflow.com still is the best place to start asking questions.</text:p>
              </text:list-item>
              <text:list-item>
                <text:p><text:a xlink:href="http://www.coderanch.com/forums/f-3/JDBC" xlink:type="simple">Java Ranch (JDBC forum)</text:a> is monitored for questions related to Midao JDBC.</text:p>
              </text:list-item>
              <text:list-item>
                <text:p>Mailing lists can be used: <text:a xlink:href="mailto:questions@midao.org" xlink:type="simple">questions@midao.org</text:a></text:p>
              </text:list-item>
              <text:list-item>
                <text:p><text:a xlink:href="http://www.midao.org/" xlink:type="simple">http://www.midao.org/</text:a> have feedback section(below) where you can provide one.</text:p>
              </text:list-item>
              <text:list-item>
                <text:p>And if everything else fails - you can always contact me directly: pryzach@gmail.com.</text:p>
              </text:list-item>
            </text:list>
          </draw:text-box>
        </draw:frame>
        <presentation:notes draw:style-name="dp2">
          <draw:page-thumbnail draw:style-name="gr1" draw:layer="layout" svg:width="0.001cm" svg:height="0.001cm" svg:x="0cm" svg:y="2.124cm" draw:page-number="14" presentation:class="page"/>
          <draw:frame presentation:style-name="pr13" draw:layer="layout" svg:width="17.271cm" svg:height="12.572cm" svg:x="2.159cm" svg:y="13.271cm" presentation:class="notes" presentation:placeholder="true">
            <draw:text-box/>
          </draw:frame>
        </presentation:notes>
      </draw:page>
      <draw:page draw:name="page15" draw:style-name="dp1" draw:master-page-name="Inspiration" presentation:presentation-page-layout-name="AL2T0">
        <draw:frame presentation:style-name="pr1" draw:layer="layout" svg:width="19.6cm" svg:height="1.8cm" svg:x="1.2cm" svg:y="1.8cm" presentation:class="title">
          <draw:text-box>
            <text:p>Wow, you are still reading ?</text:p>
          </draw:text-box>
        </draw:frame>
        <draw:frame presentation:style-name="pr14" draw:text-style-name="P9" draw:layer="layout" svg:width="24.639cm" svg:height="12.18cm" svg:x="1.4cm" svg:y="5.82cm" presentation:class="subtitle">
          <draw:text-box>
            <text:list text:style-name="L1">
              <text:list-header>
                <text:p text:style-name="P9">THANK YOU</text:p>
                <text:p text:style-name="P9"><text:s/></text:p>
                <text:p text:style-name="P9">Hope this library would be useful for you.</text:p>
              </text:list-header>
            </text:list>
          </draw:text-box>
        </draw:frame>
        <presentation:notes draw:style-name="dp2">
          <draw:page-thumbnail draw:style-name="gr1" draw:layer="layout" svg:width="0.001cm" svg:height="0.001cm" svg:x="0cm" svg:y="2.124cm" draw:page-number="15" presentation:class="page"/>
          <draw:frame presentation:style-name="pr1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3465af" draw:marker-start-width="0.2cm" draw:marker-start-center="false" draw:marker-end-width="0.2cm" draw:marker-end-center="false" draw:fill="solid" draw:fill-color="#e6e6e6" draw:fill-image-width="0cm" draw:fill-image-height="0cm" draw:textarea-horizontal-align="justify" fo:padding-top="0.125cm" fo:padding-bottom="0.125cm" fo:padding-left="0.25cm" fo:padding-right="0.25cm" draw:shadow="hidden" draw:shadow-offset-x="0.051cm" draw:shadow-offset-y="0.051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Droid Sans Fallbac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swiss" style:font-pitch="variable" fo:font-size="26pt" fo:font-style="normal" fo:text-shadow="none" style:text-underline-style="none" fo:font-weight="normal" style:letter-kerning="true" style:font-family-asian="'Droid Sans Fallback'"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family="'Liberation Sans'" style:font-family-generic="swiss" style:font-pitch="variable"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family="'Liberation Sans'" style:font-family-generic="swiss" style:font-pitch="variable"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family="'Liberation Sans'" style:font-family-generic="swiss" style:font-pitch="variable"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family="'Liberation Sans'" style:font-family-generic="swiss" style:font-pitch="variable"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family="'Liberation Sans'" style:font-family-generic="swiss" style:font-pitch="variable"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family="'Liberation Sans'" style:font-family-generic="swiss" style:font-pitch="variable"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Cabin" style:font-style-name="Regular" style:font-pitch="variable" fo:font-size="26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fo:font-family="'Liberation Sans'" style:font-family-generic="swiss" style:font-pitch="variable" fo:font-size="30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Inspiration-title">
      <style:graphic-properties draw:auto-grow-height="false" fo:min-height="3.507cm"/>
    </style:style>
    <style:style style:name="Mpr5" style:family="presentation" style:parent-style-name="Inspiration-outline1">
      <style:graphic-properties fo:min-height="12.18cm"/>
    </style:style>
    <style:style style:name="Mpr6" style:family="presentation" style:parent-style-name="Inspiration-backgroundobjects">
      <style:graphic-properties draw:stroke="none" draw:fill="none" draw:fill-color="#ffffff" draw:auto-grow-height="false" fo:min-height="1.449cm"/>
    </style:style>
    <style:style style:name="Mpr7" style:family="presentation" style:parent-style-name="Inspiration-backgroundobjects">
      <style:graphic-properties draw:stroke="none" draw:fill="none" draw:fill-color="#ffffff" draw:auto-grow-height="false" fo:min-height="1.485cm"/>
    </style:style>
    <style:style style:name="Mpr8"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1cm" svg:y="0.001cm">
        <draw:image xlink:href="Pictures/1000000000000CEC000009B10DB262C2.png" xlink:type="simple" xlink:show="embed" xlink:actuate="onLoad">
          <text:p/>
        </draw:image>
      </draw:frame>
      <draw:frame presentation:style-name="Mpr4" draw:layer="backgroundobjects" svg:width="19.6cm" svg:height="1.8cm" svg:x="1.2cm" svg:y="1.8cm" presentation:class="title">
        <draw:text-box>
          <text:p>CLIQUE PARA EDITAR O FORMATO DO TEXTO DO TÍTULO</text:p>
        </draw:text-box>
      </draw:frame>
      <draw:frame presentation:style-name="Mpr5" draw:layer="backgroundobjects" svg:width="24.639cm" svg:height="12.18cm" svg:x="1.4cm" svg:y="5.82cm" presentation:class="outline">
        <draw:text-box>
          <text:list text:style-name="ML4">
            <text:list-item>
              <text:p>Clique para editar o formato do texto da estrutura de tópicos</text:p>
              <text:list>
                <text:list-item>
                  <text:p>2.º Nível da estrutura de tópicos</text:p>
                  <text:list>
                    <text:list-item>
                      <text:p>3.º Nível da estrutura de tópicos</text:p>
                      <text:list>
                        <text:list-item>
                          <text:p>4.º Nível da estrutura de tópicos</text:p>
                          <text:list>
                            <text:list-item>
                              <text:p>5.º Nível da estrutura de tópicos</text:p>
                              <text:list>
                                <text:list-item>
                                  <text:p>6.º Nível da estrutura de tópicos</text:p>
                                  <text:list>
                                    <text:list-item>
                                      <text:p>7.º Nível da estrutura de tópicos</text:p>
                                    </text:list-item>
                                  </text:list>
                                </text:list-item>
                              </text:list>
                            </text:list-item>
                          </text:list>
                        </text:list-item>
                      </text:list>
                    </text:list-item>
                  </text:list>
                </text:list-item>
              </text:list>
            </text:list-item>
          </text:list>
        </draw:text-box>
      </draw:frame>
      <draw:frame presentation:style-name="Mpr6" draw:text-style-name="MP1" draw:layer="backgroundobjects" svg:width="6.523cm" svg:height="1.448cm" svg:x="1.4cm" svg:y="18.2cm" presentation:class="date-time">
        <draw:text-box>
          <text:p text:style-name="MP1"><text:span text:style-name="MT1"><presentation:date-time/></text:span></text:p>
        </draw:text-box>
      </draw:frame>
      <draw:frame presentation:style-name="Mpr6" draw:text-style-name="MP3" draw:layer="backgroundobjects" svg:width="8.875cm" svg:height="1.448cm" svg:x="9.576cm" svg:y="18.2cm" presentation:class="footer">
        <draw:text-box>
          <text:p text:style-name="MP3"><text:span text:style-name="MT1"><presentation:footer/></text:span></text:p>
        </draw:text-box>
      </draw:frame>
      <draw:frame presentation:style-name="Mpr6" draw:text-style-name="MP2" draw:layer="backgroundobjects" svg:width="6.523cm" svg:height="1.448cm" svg:x="20.076cm" svg:y="18.152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0.001cm" svg:height="0.001cm" svg:x="0cm" svg:y="2.124cm" presentation:class="page"/>
        <draw:frame presentation:style-name="Inspiration-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19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7-21T09:18:07.07</meta:creation-date>
    <dc:date>2013-07-31T20:51:35.37</dc:date>
    <meta:editing-duration>PT13H27M38S</meta:editing-duration>
    <meta:editing-cycles>73</meta:editing-cycles>
    <meta:generator>LibreOffice/4.0.0.3$Windows_x86 LibreOffice_project/7545bee9c2a0782548772a21bc84a9dcc583b89</meta:generator>
    <meta:document-statistic meta:object-count="111"/>
  </office:meta>
</office:document-meta>
</file>